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text-properties officeooo:rsid="001a5bbd" officeooo:paragraph-rsid="001a5bbd"/>
    </style:style>
    <style:style style:name="P2" style:family="paragraph" style:parent-style-name="Standard">
      <style:text-properties officeooo:rsid="001c5237" officeooo:paragraph-rsid="001c5237"/>
    </style:style>
    <style:style style:name="P3" style:family="paragraph" style:parent-style-name="Standard">
      <style:text-properties officeooo:rsid="001e2615" officeooo:paragraph-rsid="001e2615"/>
    </style:style>
    <style:style style:name="P4" style:family="paragraph" style:parent-style-name="Footnote">
      <style:paragraph-properties fo:margin-left="0cm" fo:margin-right="0cm" fo:orphans="2" fo:widows="2" fo:text-indent="0cm" style:auto-text-indent="false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1c5237"/>
    </style:style>
    <style:style style:name="T3" style:family="text">
      <style:text-properties fo:language="de" fo:country="DE" fo:font-weight="bold" style:font-weight-asian="bold" style:font-weight-complex="bold"/>
    </style:style>
    <style:style style:name="T4" style:family="text">
      <style:text-properties fo:language="de" fo:country="DE" officeooo:rsid="001e2615"/>
    </style:style>
    <style:style style:name="T5" style:family="text">
      <style:text-properties officeooo:rsid="001c5237"/>
    </style:style>
    <style:style style:name="T6" style:family="text">
      <style:text-properties fo:font-variant="normal" fo:text-transform="none" fo:color="#222222" style:font-name="sans-serif" fo:font-size="8.39999961853027pt" fo:letter-spacing="normal" fo:font-style="normal" fo:font-weight="normal"/>
    </style:style>
    <style:style style:name="T7" style:family="text">
      <style:text-properties fo:font-variant="normal" fo:text-transform="none" fo:color="#222222" style:font-name="sans-serif" fo:font-size="8.39999961853027pt" fo:letter-spacing="normal" fo:font-style="normal" fo:font-weight="bold"/>
    </style:style>
    <style:style style:name="T8" style:family="text">
      <style:text-properties fo:font-variant="normal" fo:text-transform="none" fo:color="#222222" fo:letter-spacing="normal"/>
    </style:style>
    <style:style style:name="T9" style:family="text">
      <style:text-properties fo:font-variant="normal" fo:text-transform="none" fo:color="#0b0080" style:text-line-through-style="none" style:text-line-through-type="none" style:font-name="sans-serif" fo:font-size="8.39999961853027pt" fo:letter-spacing="normal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weight="bold" officeooo:rsid="001c5237" style:font-weight-asian="bold" style:font-weight-complex="bold"/>
    </style:style>
    <style:style style:name="T11" style:family="text">
      <style:text-properties officeooo:rsid="001e3a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1">Hallo </text:span>Hamburg!</text:p>
      <text:p text:style-name="P1"/>
      <text:p text:style-name="P1">Name : Freie und Hansestadt Hamburg</text:p>
      <text:p text:style-name="P1">Fluss : <text:span text:style-name="T10">Elbe</text:span></text:p>
      <text:p text:style-name="P2">Einwohner : etwa 1,860,000</text:p>
      <text:p text:style-name="P1">Nachbar : Schleswig Holstein und Niedersachsen</text:p>
      <text:p text:style-name="P1">Geschichte : Hansa-<text:span text:style-name="T1">Städtebund im Mittelalter</text:span></text:p>
      <text:p text:style-name="P1"><text:span text:style-name="T1">Partei : SPD überlegen</text:span></text:p>
      <text:p text:style-name="P1"><text:span text:style-name="T1">Eigenschaft :</text:span></text:p>
      <text:p text:style-name="P1"><text:span text:style-name="T1">- </text:span><text:span text:style-name="T3">Eingener Hafen im Deutschland</text:span><text:span text:style-name="T1">. Der Hander zur See. </text:span><text:span text:style-name="T4">Die dritten Plazt in der Europa</text:span></text:p>
      <text:p text:style-name="P1"><text:span text:style-name="T1">- Die höchste Kaufkraft von 16 Ländern (24.024 E</text:span><text:span text:style-name="T2">UR.</text:span><text:span text:style-name="T2"><text:note text:id="ftn0" text:note-class="footnote"><text:note-citation>1</text:note-citation><text:note-body><text:p text:style-name="P4"><text:span text:style-name="T6">Als </text:span><text:span text:style-name="T7">Kaufkraft</text:span><text:span text:style-name="T8"> </text:span><text:span text:style-name="T6">der Verbraucherhaushalte wird das in privaten </text:span><text:a xlink:type="simple" xlink:href="https://de.wikipedia.org/wiki/Privathaushalt" text:style-name="Internet_20_link" text:visited-style-name="Visited_20_Internet_20_Link"><text:span text:style-name="T9">Haushalten</text:span></text:a><text:span text:style-name="T8"> </text:span><text:span text:style-name="T6">für </text:span><text:a xlink:type="simple" xlink:href="https://de.wikipedia.org/wiki/Konsum" text:style-name="Internet_20_link" text:visited-style-name="Visited_20_Internet_20_Link"><text:span text:style-name="T9">Konsumzwecke</text:span></text:a><text:span text:style-name="T8"> </text:span><text:span text:style-name="T6">verfügbare </text:span><text:a xlink:type="simple" xlink:href="https://de.wikipedia.org/wiki/Einkommen" text:style-name="Internet_20_link" text:visited-style-name="Visited_20_Internet_20_Link"><text:span text:style-name="T9">Einkommen</text:span></text:a><text:span text:style-name="T8"> </text:span><text:span text:style-name="T6">bezeichnet, also derjenige Betrag, der pro Haushalt vom Einkommen verbleibt, nachdem alle regelmäßig wiederkehrenden Zahlungsverpflichtungen (zum Beispiel Wohnungsmieten, </text:span><text:a xlink:type="simple" xlink:href="https://de.wikipedia.org/wiki/Kreditrate" text:style-name="Internet_20_link" text:visited-style-name="Visited_20_Internet_20_Link"><text:span text:style-name="T9">Kreditraten</text:span></text:a><text:span text:style-name="T6">, </text:span><text:a xlink:type="simple" xlink:href="https://de.wikipedia.org/wiki/Versicherungsprämie" text:style-name="Internet_20_link" text:visited-style-name="Visited_20_Internet_20_Link"><text:span text:style-name="T9">Versicherungsprämien</text:span></text:a><text:span text:style-name="T6">) bedient wurden. Die Kaufkraft kann sich somit entweder auf das monatliche Einkommen oder auch das Jahreseinkommen einer Person oder eines Haushalts beziehen.</text:span> </text:p></text:note-body></text:note></text:span><text:span text:style-name="T1"> in 2016)</text:span></text:p>
      <text:p text:style-name="P1">- <text:span text:style-name="T5">Die Stadt mit den meisten Millio</text:span><text:span text:style-name="T2">nären Deutschlands.</text:span></text:p>
      <text:p text:style-name="P2"><text:span text:style-name="T1">Klima : liegt neben der See. </text:span><text:span text:style-name="T3">Warm im Winter und kühl im Sommer.</text:span><text:span text:style-name="T1"> </text:span></text:p>
      <text:p text:style-name="P3"><text:span text:style-name="T1">Dialekt : Bis weit ins 19. Jahrhundert war </text:span><text:span text:style-name="T3">Niederdeutsch</text:span><text:span text:style-name="T1"> die allgemeine Umgangssprache. Und heutzutage wird </text:span><text:span text:style-name="T3">Hochdeutsch</text:span><text:span text:style-name="T1"> stärker als für die öffentlichen Situationen. Aber viele Leute sagen Hamburger Platt(Geest und Marsch). Die Grammatik ist ein bisschen anders.</text:span></text:p>
      <text:p text:style-name="P3"><text:span text:style-name="T1">Kultur : Theater mehr als 60, Musi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0:54:56.525000000</meta:creation-date>
    <dc:date>2017-10-16T21:33:40.466000000</dc:date>
    <meta:editing-duration>PT15S</meta:editing-duration>
    <meta:editing-cycles>1</meta:editing-cycles>
    <meta:document-statistic meta:table-count="0" meta:image-count="0" meta:object-count="0" meta:page-count="1" meta:paragraph-count="15" meta:word-count="177" meta:character-count="1245" meta:non-whitespace-character-count="1080"/>
    <meta:generator>LibreOffice/5.4.2.2$Windows_x86 LibreOffice_project/22b09f6418e8c2d508a9eaf86b2399209b0990f4</meta:generator>
  </office:meta>
</office:document-meta>
</file>